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CLPageDefinition.PCLPageDefinition( String name , int selector , Dimension physicalPageSize , Rectangle logicalPageRect , boolean landsc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CLPageDefinition.createPhysicalPageSizeMm(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PageDefinition.createPhysicalPageSizeInch(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CLPageDefinition.matches( long width , long height , int errorMar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PageDefinition.convert300dpiDotsToMp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PageDefinition.getPhysicalP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PageDefinition.getLogicalPage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PageDefinition.createLogicalPageRect( int x , int y ,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CLPageDefini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Page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PageDefinition.getPageDefinition( long width , long height , int errorMarg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CLPageDefinition.isLandscap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PageDefinition.createPage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CLPageDefinition.getDefaultPag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CLPageDefinition.ge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